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2cm" fo:min-width="4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9cm" fo:min-width="4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4.3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path draw:style-name="gr1" draw:text-style-name="P1" draw:layer="layout" svg:width="17.66cm" svg:height="14.775cm" draw:transform="skewX (-1.88478320983907E-017) rotate (0.219213354050488) translate (-0.598044507217265cm 8.43233186952645cm)" svg:viewBox="0 0 17661 14776" svg:d="m0 11170c320 1844 1667 7 2170-612 724-891 1149-1881 1436-2703 465-1148 1582-3302 1933-4000 295-586 1485-4113 1952-3840 502 294 514 3109 517 3764 2 531 12 1208 82 1739 171 1311 944-259 1490-606 702-1043 1049 1473 1213 2042 176 612 279 1625 760 2202 423 508 1358-1021 1855-838 512 189 985 1652 1109 2280 113 580 1641 3390 2027 3997 181 682 1485-816 1016-347">
          <text:p/>
        </draw:path>
        <draw:frame draw:style-name="gr2" draw:text-style-name="P2" draw:layer="layout" svg:width="6.869cm" svg:height="1.832cm" svg:x="1.272cm" svg:y="5.036cm">
          <draw:text-box>
            <text:p text:style-name="P2"><text:span text:style-name="T1">Primary peak</text:span></text:p>
          </draw:text-box>
        </draw:frame>
        <draw:line draw:style-name="gr3" draw:text-style-name="P1" draw:layer="layout" svg:x1="6.665cm" svg:y1="6.716cm" svg:x2="5.393cm" svg:y2="6.106cm">
          <text:p/>
        </draw:line>
        <draw:frame draw:style-name="gr4" draw:text-style-name="P2" draw:layer="layout" svg:width="5.087cm" svg:height="1.195cm" svg:x="8.803cm" svg:y="8.293cm">
          <draw:text-box>
            <text:p text:style-name="P2"><text:span text:style-name="T1">Tidal wave</text:span></text:p>
          </draw:text-box>
        </draw:frame>
        <draw:frame draw:style-name="gr4" draw:text-style-name="P2" draw:layer="layout" svg:width="5.953cm" svg:height="1.195cm" svg:x="13.738cm" svg:y="11.499cm">
          <draw:text-box>
            <text:p text:style-name="P2"><text:span text:style-name="T1">Dicrotic wave</text:span></text:p>
          </draw:text-box>
        </draw:frame>
        <draw:frame draw:style-name="gr4" draw:text-style-name="P2" draw:layer="layout" svg:width="5.953cm" svg:height="1.195cm" svg:x="9.313cm" svg:y="16.538cm">
          <draw:text-box>
            <text:p text:style-name="P2"><text:span text:style-name="T1">Dicrotic notch</text:span></text:p>
          </draw:text-box>
        </draw:frame>
        <draw:line draw:style-name="gr3" draw:text-style-name="P1" draw:layer="layout" svg:x1="10.329cm" svg:y1="10.482cm" svg:x2="10.634cm" svg:y2="9.362cm">
          <text:p/>
        </draw:line>
        <draw:line draw:style-name="gr3" draw:text-style-name="P1" draw:layer="layout" svg:x1="14.501cm" svg:y1="13.484cm" svg:x2="15.213cm" svg:y2="12.568cm">
          <text:p/>
        </draw:line>
        <draw:line draw:style-name="gr3" draw:text-style-name="P1" draw:layer="layout" svg:x1="12.516cm" svg:y1="15.265cm" svg:x2="12.16cm" svg:y2="16.231cm">
          <text:p/>
        </draw:line>
        <draw:line draw:style-name="gr1" draw:text-style-name="P1" draw:layer="layout" svg:x1="2.544cm" svg:y1="20.505cm" svg:x2="2.544cm" svg:y2="22.082cm">
          <text:p/>
        </draw:line>
        <draw:line draw:style-name="gr1" draw:text-style-name="P1" draw:layer="layout" svg:x1="6.614cm" svg:y1="20.404cm" svg:x2="6.614cm" svg:y2="21.981cm">
          <text:p/>
        </draw:line>
        <draw:line draw:style-name="gr1" draw:text-style-name="P1" draw:layer="layout" svg:x1="18.877cm" svg:y1="20.099cm" svg:x2="18.877cm" svg:y2="21.676cm">
          <text:p/>
        </draw:line>
        <draw:line draw:style-name="gr3" draw:text-style-name="P1" draw:layer="layout" svg:x1="1.424cm" svg:y1="21.319cm" svg:x2="2.272cm" svg:y2="21.37cm">
          <text:p/>
        </draw:line>
        <draw:line draw:style-name="gr3" draw:text-style-name="P1" draw:layer="layout" svg:x1="15.875cm" svg:y1="21.014cm" svg:x2="18.724cm" svg:y2="21.014cm">
          <text:p/>
        </draw:line>
        <draw:line draw:style-name="gr3" draw:text-style-name="P1" draw:layer="layout" svg:x1="9.362cm" svg:y1="21.268cm" svg:x2="6.717cm" svg:y2="21.269cm">
          <text:p/>
        </draw:line>
        <draw:frame draw:style-name="gr4" draw:text-style-name="P2" draw:layer="layout" svg:width="7.123cm" svg:height="1.195cm" svg:x="9.261cm" svg:y="20.559cm">
          <draw:text-box>
            <text:p text:style-name="P2"><text:span text:style-name="T1">Descending limb</text:span></text:p>
          </draw:text-box>
        </draw:frame>
        <draw:frame draw:style-name="gr5" draw:text-style-name="P2" draw:layer="layout" svg:width="4.476cm" svg:height="2.54cm" svg:x="2.393cm" svg:y="20.613cm">
          <draw:text-box>
            <text:p text:style-name="P2"><text:span text:style-name="T1">Ascending limb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HK" style:font-family-asian="STZhongsong" style:font-family-generic-asian="system" style:font-pitch-asian="variable" style:font-size-asian="24pt" style:language-asian="zh" style:country-asian="CN" style:font-family-complex="'Arabic Typesetting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102cm" svg:stroke-color="#000000" draw:marker-start-width="0.356cm" draw:marker-end-width="0.356cm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sonleakey </meta:initial-creator>
    <meta:creation-date>2011-11-02T23:55:49</meta:creation-date>
    <dc:date>2011-11-03T00:28:17</dc:date>
    <dc:creator>jasonleakey </dc:creator>
    <meta:editing-duration>PT17M18S</meta:editing-duration>
    <meta:editing-cycles>2</meta:editing-cycles>
    <meta:generator>LibreOffice/3.4$Linux LibreOffice_project/340m1$Build-302</meta:generator>
    <meta:document-statistic meta:object-count="17"/>
  </office:meta>
</office:document-meta>
</file>